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53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1.2075in"/>
    </style:style>
    <style:style style:name="co5" style:family="table-column">
      <style:table-column-properties fo:break-before="auto" style:column-width="1.2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579d1c" fo:border="0.06pt solid #000000"/>
    </style:style>
    <style:style style:name="ce5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6"/>
        <table:table-row table:style-name="ro1">
          <table:table-cell table:style-name="ce1" office:value-type="string" calcext:value-type="string" table:number-columns-spanned="4" table:number-rows-spanned="1">
            <text:p>Invariant manifold via parameterization method</text:p>
          </table:table-cell>
          <table:covered-table-cell table:number-columns-repeated="3"/>
          <table:table-cell table:number-columns-repeated="2"/>
          <table:table-cell table:style-name="Default" table:number-columns-repeated="4"/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RTBP</text:p>
          </table:table-cell>
          <table:table-cell table:number-columns-repeated="5"/>
          <table:table-cell table:style-name="ce5" office:value-type="string" calcext:value-type="string">
            <text:p>QBCP</text:p>
          </table:table-cell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3"/>
          <table:table-cell table:style-name="ce3" office:value-type="string" calcext:value-type="string">
            <text:p>OFS_ORDER</text:p>
          </table:table-cell>
          <table:table-cell table:style-name="ce3" office:value-type="string" calcext:value-type="string">
            <text:p>OFTS_ORDER</text:p>
          </table:table-cell>
          <table:table-cell table:style-name="ce3" office:value-type="string" calcext:value-type="string">
            <text:p>Done</text:p>
          </table:table-cell>
          <table:table-cell table:number-columns-repeated="3"/>
          <table:table-cell office:value-type="string" calcext:value-type="string">
            <text:p>OFS_ORDER</text:p>
          </table:table-cell>
          <table:table-cell office:value-type="string" calcext:value-type="string">
            <text:p>OFTS_ORD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table:style-name="ce3" office:value-type="string" calcext:value-type="string">
            <text:p>EML1 C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office:value-type="string" calcext:value-type="string">
            <text:p>EML1 C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" office:value-type="string" calcext:value-type="string">
            <text:p>EML1 C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office:value-type="string" calcext:value-type="string">
            <text:p>EML1 C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3" office:value-type="string" calcext:value-type="string">
            <text:p>EML1 CU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office:value-type="string" calcext:value-type="string">
            <text:p>EML1 CU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3" office:value-type="string" calcext:value-type="string">
            <text:p>EML2 C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office:value-type="string" calcext:value-type="string">
            <text:p>EML2 C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EML2 C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office:value-type="string" calcext:value-type="string">
            <text:p>EML2 C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3" office:value-type="string" calcext:value-type="string">
            <text:p>EML2 CU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office:value-type="string" calcext:value-type="string">
            <text:p>EML2 CU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OFS_ORDER</text:p>
          </table:table-cell>
          <table:table-cell office:value-type="string" calcext:value-type="string">
            <text:p>OFTS_ORD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ML1 C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EML1 C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EML1 CU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EML2 C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4"/>
        </table:table-row>
        <table:table-row table:style-name="ro1">
          <table:table-cell table:number-columns-repeated="6"/>
          <table:table-cell office:value-type="string" calcext:value-type="string">
            <text:p>SEML2 C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4"/>
        </table:table-row>
        <table:table-row table:style-name="ro1">
          <table:table-cell table:number-columns-repeated="6"/>
          <table:table-cell office:value-type="string" calcext:value-type="string">
            <text:p>SEML2 CU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11:06:33.380430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Bihan</meta:initial-creator>
    <meta:creation-date>2016-09-26T10:48:40.057789299</meta:creation-date>
    <dc:date>2016-10-06T20:31:33.082197171</dc:date>
    <dc:creator>Bastien Bihan</dc:creator>
    <meta:editing-duration>PT22H24M35S</meta:editing-duration>
    <meta:editing-cycles>16</meta:editing-cycles>
    <meta:generator>LibreOffice/4.2.8.2$Linux_X86_64 LibreOffice_project/420$Build-2</meta:generator>
    <meta:document-statistic meta:table-count="1" meta:cell-count="68" meta:object-count="0"/>
  </office:meta>
</office:document-meta>
</file>